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visibility="collapse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721.20844907">
            <text:p>2424721.20844907</text:p>
          </table:table-cell>
          <table:table-cell office:value-type="string">
            <text:p>1926-07-24 12:00:10.546875 EST-0500</text:p>
          </table:table-cell>
          <table:table-cell office:value-type="string">
            <text:p>R</text:p>
          </table:table-cell>
          <table:table-cell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745.20015046">
            <text:p>2424745.20015046</text:p>
          </table:table-cell>
          <table:table-cell office:value-type="string">
            <text:p>1926-08-17 11:48:13.359375 EST-0500</text:p>
          </table:table-cell>
          <table:table-cell office:value-type="string">
            <text:p>D</text:p>
          </table:table-cell>
          <table:table-cell office:value-type="float" office:value="129.378201131645">
            <text:p>129.3782011316</text:p>
          </table:table-cell>
          <table:table-cell office:value-type="float" office:value="106.550356882606">
            <text:p>106.550356882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835.13362268">
            <text:p>2424835.13362268</text:p>
          </table:table-cell>
          <table:table-cell office:value-type="string">
            <text:p>1926-11-15 10:12:25.312500 EST-0500</text:p>
          </table:table-cell>
          <table:table-cell office:value-type="string">
            <text:p>R</text:p>
          </table:table-cell>
          <table:table-cell office:value-type="float" office:value="251.398623498614">
            <text:p>251.3986234986</text:p>
          </table:table-cell>
          <table:table-cell office:value-type="float" office:value="228.568024161525">
            <text:p>228.56802416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854.96943287">
            <text:p>2424854.96943287</text:p>
          </table:table-cell>
          <table:table-cell office:value-type="string">
            <text:p>1926-12-05 06:15:59.765625 EST-0500</text:p>
          </table:table-cell>
          <table:table-cell office:value-type="string">
            <text:p>D</text:p>
          </table:table-cell>
          <table:table-cell office:value-type="float" office:value="235.184135970743">
            <text:p>235.1841359707</text:p>
          </table:table-cell>
          <table:table-cell office:value-type="float" office:value="212.352699715419">
            <text:p>212.35269971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943.8109838">
            <text:p>2424943.8109838</text:p>
          </table:table-cell>
          <table:table-cell office:value-type="string">
            <text:p>1927-03-04 02:27:49.921875 EST-0500</text:p>
          </table:table-cell>
          <table:table-cell office:value-type="string">
            <text:p>R</text:p>
          </table:table-cell>
          <table:table-cell office:value-type="float" office:value="357.514131215635">
            <text:p>357.5141312156</text:p>
          </table:table-cell>
          <table:table-cell office:value-type="float" office:value="334.678768959343">
            <text:p>334.678768959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4966.60273148">
            <text:p>2424966.60273148</text:p>
          </table:table-cell>
          <table:table-cell office:value-type="string">
            <text:p>1927-03-26 21:27:56.953125 EST-0500</text:p>
          </table:table-cell>
          <table:table-cell office:value-type="string">
            <text:p>D</text:p>
          </table:table-cell>
          <table:table-cell office:value-type="float" office:value="343.905458456754">
            <text:p>343.9054584568</text:p>
          </table:table-cell>
          <table:table-cell office:value-type="float" office:value="321.069537659912">
            <text:p>321.069537659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067.94795139">
            <text:p>2425067.94795139</text:p>
          </table:table-cell>
          <table:table-cell office:value-type="string">
            <text:p>1927-07-06 05:45:03.515625 EST-0500</text:p>
          </table:table-cell>
          <table:table-cell office:value-type="string">
            <text:p>R</text:p>
          </table:table-cell>
          <table:table-cell office:value-type="float" office:value="122.22184683301">
            <text:p>122.221846833</text:p>
          </table:table-cell>
          <table:table-cell office:value-type="float" office:value="99.3818456771825">
            <text:p>99.38184567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092.15021991">
            <text:p>2425092.15021991</text:p>
          </table:table-cell>
          <table:table-cell office:value-type="string">
            <text:p>1927-07-30 10:36:19.687500 EST-0500</text:p>
          </table:table-cell>
          <table:table-cell office:value-type="string">
            <text:p>D</text:p>
          </table:table-cell>
          <table:table-cell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880.26240741">
            <text:p>2425880.26240741</text:p>
          </table:table-cell>
          <table:table-cell office:value-type="string">
            <text:p>1929-09-25 13:17:52.265625 EST-0500</text:p>
          </table:table-cell>
          <table:table-cell office:value-type="string">
            <text:p>R</text:p>
          </table:table-cell>
          <table:table-cell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901.71443287">
            <text:p>2425901.71443287</text:p>
          </table:table-cell>
          <table:table-cell office:value-type="string">
            <text:p>1929-10-17 00:08:47.343750 EST-0500</text:p>
          </table:table-cell>
          <table:table-cell office:value-type="string">
            <text:p>D</text:p>
          </table:table-cell>
          <table:table-cell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5989.56905093">
            <text:p>2425989.56905093</text:p>
          </table:table-cell>
          <table:table-cell office:value-type="string">
            <text:p>1930-01-12 20:39:26.015625 EST-0500</text:p>
          </table:table-cell>
          <table:table-cell office:value-type="string">
            <text:p>R</text:p>
          </table:table-cell>
          <table:table-cell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010.23371528">
            <text:p>2426010.23371528</text:p>
          </table:table-cell>
          <table:table-cell office:value-type="string">
            <text:p>1930-02-02 12:36:33.750000 EST-0500</text:p>
          </table:table-cell>
          <table:table-cell office:value-type="string">
            <text:p>D</text:p>
          </table:table-cell>
          <table:table-cell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105.42658565">
            <text:p>2426105.42658565</text:p>
          </table:table-cell>
          <table:table-cell office:value-type="string">
            <text:p>1930-05-08 17:14:17.812500 EST-0500</text:p>
          </table:table-cell>
          <table:table-cell office:value-type="string">
            <text:p>R</text:p>
          </table:table-cell>
          <table:table-cell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129.27302083">
            <text:p>2426129.27302083</text:p>
          </table:table-cell>
          <table:table-cell office:value-type="string">
            <text:p>1930-06-01 13:33:09.843750 EST-0500</text:p>
          </table:table-cell>
          <table:table-cell office:value-type="string">
            <text:p>D</text:p>
          </table:table-cell>
          <table:table-cell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533.42219907">
            <text:p>2424533.42219907</text:p>
          </table:table-cell>
          <table:table-cell office:value-type="string">
            <text:p>1926-01-17 17:07:58.125000 EST-0500</text:p>
          </table:table-cell>
          <table:table-cell office:value-type="string">
            <text:p>R</text:p>
          </table:table-cell>
          <table:table-cell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4574.69782407">
            <text:p>2424574.69782407</text:p>
          </table:table-cell>
          <table:table-cell office:value-type="string">
            <text:p>1926-02-27 23:44:52.968750 EST-0500</text:p>
          </table:table-cell>
          <table:table-cell office:value-type="string">
            <text:p>D</text:p>
          </table:table-cell>
          <table:table-cell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112.98579861">
            <text:p>2425112.98579861</text:p>
          </table:table-cell>
          <table:table-cell office:value-type="string">
            <text:p>1927-08-20 06:39:33.046875 EST-0500</text:p>
          </table:table-cell>
          <table:table-cell office:value-type="string">
            <text:p>R</text:p>
          </table:table-cell>
          <table:table-cell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155.61641204">
            <text:p>2425155.61641204</text:p>
          </table:table-cell>
          <table:table-cell office:value-type="string">
            <text:p>1927-10-01 21:47:38.203125 EST-0500</text:p>
          </table:table-cell>
          <table:table-cell office:value-type="string">
            <text:p>D</text:p>
          </table:table-cell>
          <table:table-cell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700.6249537">
            <text:p>2425700.6249537</text:p>
          </table:table-cell>
          <table:table-cell office:value-type="string">
            <text:p>1929-03-29 21:59:56.484375 EST-0500</text:p>
          </table:table-cell>
          <table:table-cell office:value-type="string">
            <text:p>R</text:p>
          </table:table-cell>
          <table:table-cell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5743.12434028">
            <text:p>2425743.12434028</text:p>
          </table:table-cell>
          <table:table-cell office:value-type="string">
            <text:p>1929-05-11 09:59:03.750000 EST-0500</text:p>
          </table:table-cell>
          <table:table-cell office:value-type="string">
            <text:p>D</text:p>
          </table:table-cell>
          <table:table-cell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282.65803241">
            <text:p>2426282.65803241</text:p>
          </table:table-cell>
          <table:table-cell office:value-type="string">
            <text:p>1930-11-01 22:47:34.687500 EST-0500</text:p>
          </table:table-cell>
          <table:table-cell office:value-type="string">
            <text:p>R</text:p>
          </table:table-cell>
          <table:table-cell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323.76460648">
            <text:p>2426323.76460648</text:p>
          </table:table-cell>
          <table:table-cell office:value-type="string">
            <text:p>1930-12-13 01:21:02.109375 EST-0500</text:p>
          </table:table-cell>
          <table:table-cell office:value-type="string">
            <text:p>D</text:p>
          </table:table-cell>
          <table:table-cell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787.73554398">
            <text:p>2424787.73554398</text:p>
          </table:table-cell>
          <table:table-cell office:value-type="string">
            <text:p>1926-09-29 00:39:11.953125 EST-0500</text:p>
          </table:table-cell>
          <table:table-cell office:value-type="string">
            <text:p>R</text:p>
          </table:table-cell>
          <table:table-cell office:value-type="float" office:value="49.4571316764997">
            <text:p>49.4571316765</text:p>
          </table:table-cell>
          <table:table-cell office:value-type="float" office:value="26.6280210193003">
            <text:p>26.628021019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4856.5978588">
            <text:p>2424856.5978588</text:p>
          </table:table-cell>
          <table:table-cell office:value-type="string">
            <text:p>1926-12-06 21:20:55.078125 EST-0500</text:p>
          </table:table-cell>
          <table:table-cell office:value-type="string">
            <text:p>D</text:p>
          </table:table-cell>
          <table:table-cell office:value-type="float" office:value="34.5233266788995">
            <text:p>34.5233266789</text:p>
          </table:table-cell>
          <table:table-cell office:value-type="float" office:value="11.6917626902236">
            <text:p>11.691762690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5562.67207176">
            <text:p>2425562.67207176</text:p>
          </table:table-cell>
          <table:table-cell office:value-type="string">
            <text:p>1928-11-11 23:07:47.578125 EST-0500</text:p>
          </table:table-cell>
          <table:table-cell office:value-type="string">
            <text:p>R</text:p>
          </table:table-cell>
          <table:table-cell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5638.9971412">
            <text:p>2425638.9971412</text:p>
          </table:table-cell>
          <table:table-cell office:value-type="string">
            <text:p>1929-01-27 06:55:53.906250 EST-0500</text:p>
          </table:table-cell>
          <table:table-cell office:value-type="string">
            <text:p>D</text:p>
          </table:table-cell>
          <table:table-cell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4802.67451389">
            <text:p>2424802.67451389</text:p>
          </table:table-cell>
          <table:table-cell office:value-type="string">
            <text:p>1926-10-13 23:11:18.515625 EST-0500</text:p>
          </table:table-cell>
          <table:table-cell office:value-type="string">
            <text:p>D</text:p>
          </table:table-cell>
          <table:table-cell office:value-type="float" office:value="317.313553072298">
            <text:p>317.3135530723</text:p>
          </table:table-cell>
          <table:table-cell office:value-type="float" office:value="294.484077511656">
            <text:p>294.484077511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5086.02290509">
            <text:p>2425086.02290509</text:p>
          </table:table-cell>
          <table:table-cell office:value-type="string">
            <text:p>1927-07-24 07:32:59.296875 EST-0500</text:p>
          </table:table-cell>
          <table:table-cell office:value-type="string">
            <text:p>R</text:p>
          </table:table-cell>
          <table:table-cell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5889.88765046">
            <text:p>2425889.88765046</text:p>
          </table:table-cell>
          <table:table-cell office:value-type="string">
            <text:p>1929-10-05 04:18:13.359375 EST-0500</text:p>
          </table:table-cell>
          <table:table-cell office:value-type="string">
            <text:p>R</text:p>
          </table:table-cell>
          <table:table-cell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007.8606713">
            <text:p>2426007.8606713</text:p>
          </table:table-cell>
          <table:table-cell office:value-type="string">
            <text:p>1930-01-31 03:39:22.500000 EST-0500</text:p>
          </table:table-cell>
          <table:table-cell office:value-type="string">
            <text:p>D</text:p>
          </table:table-cell>
          <table:table-cell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4957.47858796">
            <text:p>2424957.47858796</text:p>
          </table:table-cell>
          <table:table-cell office:value-type="string">
            <text:p>1927-03-17 18:29:10.781250 EST-0500</text:p>
          </table:table-cell>
          <table:table-cell office:value-type="string">
            <text:p>R</text:p>
          </table:table-cell>
          <table:table-cell office:value-type="float" office:value="247.667319099257">
            <text:p>247.6673190993</text:p>
          </table:table-cell>
          <table:table-cell office:value-type="float" office:value="224.831599473523">
            <text:p>224.831599473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088.04988426">
            <text:p>2426088.04988426</text:p>
          </table:table-cell>
          <table:table-cell office:value-type="string">
            <text:p>1930-04-21 08:11:50.156250 EST-0500</text:p>
          </table:table-cell>
          <table:table-cell office:value-type="string">
            <text:p>R</text:p>
          </table:table-cell>
          <table:table-cell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4854.96454861">
            <text:p>2424854.96454861</text:p>
          </table:table-cell>
          <table:table-cell office:value-type="string">
            <text:p>1926-12-05 06:08:57.890625 EST-0500</text:p>
          </table:table-cell>
          <table:table-cell office:value-type="string">
            <text:p>D</text:p>
          </table:table-cell>
          <table:table-cell office:value-type="float" office:value="355.521487115955">
            <text:p>355.521487116</text:p>
          </table:table-cell>
          <table:table-cell office:value-type="float" office:value="332.690051212617">
            <text:p>332.690051212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070.90571759">
            <text:p>2425070.90571759</text:p>
          </table:table-cell>
          <table:table-cell office:value-type="string">
            <text:p>1927-07-09 04:44:14.296875 EST-0500</text:p>
          </table:table-cell>
          <table:table-cell office:value-type="string">
            <text:p>R</text:p>
          </table:table-cell>
          <table:table-cell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5962.56586806">
            <text:p>2425962.56586806</text:p>
          </table:table-cell>
          <table:table-cell office:value-type="string">
            <text:p>1929-12-16 20:34:51.796875 EST-0500</text:p>
          </table:table-cell>
          <table:table-cell office:value-type="string">
            <text:p>D</text:p>
          </table:table-cell>
          <table:table-cell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4849.28706019">
            <text:p>2424849.28706019</text:p>
          </table:table-cell>
          <table:table-cell office:value-type="string">
            <text:p>1926-11-29 13:53:22.734375 EST-0500</text:p>
          </table:table-cell>
          <table:table-cell office:value-type="string">
            <text:p>R</text:p>
          </table:table-cell>
          <table:table-cell office:value-type="float" office:value="146.991949142133">
            <text:p>146.9919491421</text:p>
          </table:table-cell>
          <table:table-cell office:value-type="float" office:value="124.160734139928">
            <text:p>124.160734139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006.32197917">
            <text:p>2425006.32197917</text:p>
          </table:table-cell>
          <table:table-cell office:value-type="string">
            <text:p>1927-05-05 14:43:39.140625 EST-0500</text:p>
          </table:table-cell>
          <table:table-cell office:value-type="string">
            <text:p>D</text:p>
          </table:table-cell>
          <table:table-cell office:value-type="float" office:value="144.191066492446">
            <text:p>144.1910664924</text:p>
          </table:table-cell>
          <table:table-cell office:value-type="float" office:value="121.35388610348">
            <text:p>121.353886103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5951.64119213">
            <text:p>2425951.64119213</text:p>
          </table:table-cell>
          <table:table-cell office:value-type="string">
            <text:p>1929-12-05 22:23:19.218750 EST-0500</text:p>
          </table:table-cell>
          <table:table-cell office:value-type="string">
            <text:p>R</text:p>
          </table:table-cell>
          <table:table-cell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6108.82869213">
            <text:p>2426108.82869213</text:p>
          </table:table-cell>
          <table:table-cell office:value-type="string">
            <text:p>1930-05-12 02:53:19.218750 EST-0500</text:p>
          </table:table-cell>
          <table:table-cell office:value-type="string">
            <text:p>D</text:p>
          </table:table-cell>
          <table:table-cell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805.6359375">
            <text:p>2424805.6359375</text:p>
          </table:table-cell>
          <table:table-cell office:value-type="string">
            <text:p>1926-10-16 22:15:45.703125 EST-0500</text:p>
          </table:table-cell>
          <table:table-cell office:value-type="string">
            <text:p>R</text:p>
          </table:table-cell>
          <table:table-cell office:value-type="float" office:value="105.943784438679">
            <text:p>105.9437844387</text:p>
          </table:table-cell>
          <table:table-cell office:value-type="float" office:value="83.1141739878627">
            <text:p>83.1141739879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4967.91927083">
            <text:p>2424967.91927083</text:p>
          </table:table-cell>
          <table:table-cell office:value-type="string">
            <text:p>1927-03-28 05:03:45.000000 EST-0500</text:p>
          </table:table-cell>
          <table:table-cell office:value-type="string">
            <text:p>D</text:p>
          </table:table-cell>
          <table:table-cell office:value-type="float" office:value="103.775518894962">
            <text:p>103.775518895</text:p>
          </table:table-cell>
          <table:table-cell office:value-type="float" office:value="80.9395278298353">
            <text:p>80.939527829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5905.33930556">
            <text:p>2425905.33930556</text:p>
          </table:table-cell>
          <table:table-cell office:value-type="string">
            <text:p>1929-10-20 15:08:36.796875 EST-0500</text:p>
          </table:table-cell>
          <table:table-cell office:value-type="string">
            <text:p>R</text:p>
          </table:table-cell>
          <table:table-cell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067.25520833">
            <text:p>2426067.25520833</text:p>
          </table:table-cell>
          <table:table-cell office:value-type="string">
            <text:p>1930-03-31 13:07:30.000000 EST-0500</text:p>
          </table:table-cell>
          <table:table-cell office:value-type="string">
            <text:p>D</text:p>
          </table:table-cell>
          <table:table-cell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</table:table-row>
        <table:table-row table:style-name="ro1" table:number-rows-repeated="10476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 style:data-style-name="N2" text:time-value="0000-00-00T15:53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8-19T16:01:42</dc:date>
    <dc:creator>Ryan </dc:creator>
    <meta:generator>LibreOffice/3.6$Linux_X86_64 LibreOffice_project/360m1$Build-304</meta:generator>
    <meta:editing-duration>P0D</meta:editing-duration>
    <meta:editing-cycles>1</meta:editing-cycles>
    <meta:document-statistic meta:table-count="1" meta:cell-count="5586" meta:object-count="0"/>
  </office:meta>
</office:document-meta>
</file>